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Table1" style:family="table">
      <style:table-properties style:width="7.5in" table:align="margins" style:may-break-between-rows="true"/>
    </style:style>
    <style:style style:name="Table1.A" style:family="table-column">
      <style:table-column-properties style:column-width="2.9375in" style:rel-column-width="25667*"/>
    </style:style>
    <style:style style:name="Table1.B" style:family="table-column">
      <style:table-column-properties style:column-width="0.25in" style:rel-column-width="2184*"/>
    </style:style>
    <style:style style:name="Table1.C" style:family="table-column">
      <style:table-column-properties style:column-width="4.3125in" style:rel-column-width="37684*"/>
    </style:style>
    <style:style style:name="Table1.A1" style:family="table-cell">
      <style:table-cell-properties fo:padding="0in" fo:border="none"/>
    </style:style>
    <style:style style:name="Table6" style:family="table">
      <style:table-properties style:width="2.9368in" table:align="margins"/>
    </style:style>
    <style:style style:name="Table6.A" style:family="table-column">
      <style:table-column-properties style:column-width="2.9368in" style:rel-column-width="65535*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2.9368in" table:align="margins"/>
    </style:style>
    <style:style style:name="Table5.A" style:family="table-column">
      <style:table-column-properties style:column-width="2.9368in" style:rel-column-width="65535*"/>
    </style:style>
    <style:style style:name="Table5.A1" style:family="table-cell">
      <style:table-cell-properties fo:padding="0.0382in" fo:border="none"/>
    </style:style>
    <style:style style:name="Table4" style:family="table">
      <style:table-properties style:width="2.9368in" table:align="margins"/>
    </style:style>
    <style:style style:name="Table4.A" style:family="table-column">
      <style:table-column-properties style:column-width="2.9368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4.3132in" table:align="margins"/>
    </style:style>
    <style:style style:name="Table2.A" style:family="table-column">
      <style:table-column-properties style:column-width="2.1563in" style:rel-column-width="32767*"/>
    </style:style>
    <style:style style:name="Table2.B" style:family="table-column">
      <style:table-column-properties style:column-width="2.1569in" style:rel-column-width="32768*"/>
    </style:style>
    <style:style style:name="Table2.1" style:family="table-row">
      <style:table-row-properties style:min-row-height="0.1875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3132in" table:align="margins"/>
    </style:style>
    <style:style style:name="Table3.A" style:family="table-column">
      <style:table-column-properties style:column-width="2.5in" style:rel-column-width="37985*"/>
    </style:style>
    <style:style style:name="Table3.B" style:family="table-column">
      <style:table-column-properties style:column-width="1.8132in" style:rel-column-width="27550*"/>
    </style:style>
    <style:style style:name="Table3.1" style:family="table-row">
      <style:table-row-properties style:min-row-height="0.1875in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4.3132in" table:align="margins"/>
    </style:style>
    <style:style style:name="Table7.A" style:family="table-column">
      <style:table-column-properties style:column-width="2.1563in" style:rel-column-width="32767*"/>
    </style:style>
    <style:style style:name="Table7.B" style:family="table-column">
      <style:table-column-properties style:column-width="2.1569in" style:rel-column-width="32768*"/>
    </style:style>
    <style:style style:name="Table7.1" style:family="table-row">
      <style:table-row-properties style:min-row-height="0.1875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9368in" table:align="margins"/>
    </style:style>
    <style:style style:name="Table8.A" style:family="table-column">
      <style:table-column-properties style:column-width="2.9368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2.9368in" table:align="margins"/>
    </style:style>
    <style:style style:name="Table9.A" style:family="table-column">
      <style:table-column-properties style:column-width="2.9368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2.9368in" table:align="margins"/>
    </style:style>
    <style:style style:name="Table10.A" style:family="table-column">
      <style:table-column-properties style:column-width="2.9368in" style:rel-column-width="65535*"/>
    </style:style>
    <style:style style:name="Table10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officeooo:rsid="0003c581" officeooo:paragraph-rsid="0003c581" style:font-size-asian="10pt" style:font-size-complex="10pt"/>
    </style:style>
    <style:style style:name="P2" style:family="paragraph" style:parent-style-name="Standard">
      <style:text-properties style:font-name="Cantarell" fo:font-size="16pt" fo:font-weight="bold" officeooo:rsid="0003c581" officeooo:paragraph-rsid="0003c58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ntarell" fo:font-size="11pt" officeooo:rsid="0003c581" officeooo:paragraph-rsid="0003c581" style:font-size-asian="11pt" style:font-size-complex="11pt"/>
    </style:style>
    <style:style style:name="P4" style:family="paragraph" style:parent-style-name="Table_20_Contents">
      <style:text-properties style:font-name="Cantarell" fo:font-size="12pt" fo:font-weight="bold" officeooo:rsid="000500cc" officeooo:paragraph-rsid="0005e8c0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Cantarell" fo:font-size="12pt" fo:font-weight="bold" officeooo:rsid="000556ca" officeooo:paragraph-rsid="0005e8c0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Cantarell" fo:font-size="12pt" fo:font-weight="bold" officeooo:rsid="000556ca" officeooo:paragraph-rsid="000556ca" style:font-size-asian="10.5pt" style:font-weight-asian="bold" style:font-size-complex="12pt" style:font-weight-complex="bold"/>
    </style:style>
    <style:style style:name="P7" style:family="paragraph" style:parent-style-name="Table_20_Contents">
      <style:text-properties style:font-name="Cantarell" fo:font-size="12pt" fo:font-weight="bold" officeooo:rsid="0005e8c0" officeooo:paragraph-rsid="0005e8c0" style:font-size-asian="10.5pt" style:font-weight-asian="bold" style:font-size-complex="12pt" style:font-weight-complex="bold"/>
    </style:style>
    <style:style style:name="P8" style:family="paragraph" style:parent-style-name="Table_20_Contents">
      <style:text-properties style:font-name="Cantarell" fo:font-size="12pt" fo:font-weight="bold" officeooo:rsid="0005e8c0" officeooo:paragraph-rsid="0009fe87" style:font-size-asian="10.5pt" style:font-weight-asian="bold" style:font-size-complex="12pt" style:font-weight-complex="bold"/>
    </style:style>
    <style:style style:name="P9" style:family="paragraph" style:parent-style-name="Table_20_Contents">
      <style:text-properties style:font-name="Cantarell" fo:font-size="10pt" fo:font-weight="normal" officeooo:rsid="000556ca" officeooo:paragraph-rsid="000556ca" style:font-size-asian="8.75pt" style:font-weight-asian="normal" style:font-size-complex="10pt" style:font-weight-complex="normal"/>
    </style:style>
    <style:style style:name="P10" style:family="paragraph" style:parent-style-name="Table_20_Contents">
      <style:text-properties style:font-name="Cantarell" fo:font-size="10pt" fo:font-weight="normal" officeooo:rsid="0008e4de" officeooo:paragraph-rsid="0008e4de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Cantarell" fo:font-size="10pt" fo:font-weight="normal" officeooo:rsid="0005e8c0" officeooo:paragraph-rsid="0005e8c0" style:font-size-asian="8.75pt" style:font-weight-asian="normal" style:font-size-complex="10pt" style:font-weight-complex="normal"/>
    </style:style>
    <style:style style:name="P12" style:family="paragraph" style:parent-style-name="Table_20_Contents">
      <style:text-properties style:font-name="Cantarell" fo:font-size="10pt" fo:font-weight="normal" officeooo:rsid="0009fe87" officeooo:paragraph-rsid="0009fe87" style:font-size-asian="8.75pt" style:font-weight-asian="normal" style:font-size-complex="10pt" style:font-weight-complex="normal"/>
    </style:style>
    <style:style style:name="P13" style:family="paragraph" style:parent-style-name="Table_20_Contents">
      <style:text-properties style:font-name="Cantarell" fo:font-size="10pt" fo:font-weight="normal" officeooo:rsid="000cbf93" officeooo:paragraph-rsid="000cbf93" style:font-size-asian="8.75pt" style:font-weight-asian="normal" style:font-size-complex="10pt" style:font-weight-complex="normal"/>
    </style:style>
    <style:style style:name="P14" style:family="paragraph" style:parent-style-name="Table_20_Contents">
      <style:text-properties style:font-name="Cantarell" fo:font-size="10pt" fo:font-weight="bold" officeooo:rsid="000556ca" officeooo:paragraph-rsid="000556ca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ntarell" fo:font-size="10pt" fo:font-weight="bold" officeooo:rsid="000556ca" officeooo:paragraph-rsid="000556ca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size="10pt" fo:font-weight="bold" officeooo:rsid="000556ca" officeooo:paragraph-rsid="0005e8c0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ntarell" fo:font-size="10pt" fo:font-weight="bold" officeooo:rsid="000556ca" officeooo:paragraph-rsid="0009fe87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style:font-name="Cantarell" fo:font-size="10pt" fo:font-weight="bold" officeooo:rsid="0005e8c0" officeooo:paragraph-rsid="0005e8c0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style:font-name="Cantarell" fo:font-size="10pt" fo:font-weight="bold" officeooo:rsid="000cbf93" officeooo:paragraph-rsid="000cbf93" style:font-size-asian="8.75pt" style:font-weight-asian="bold" style:font-size-complex="10pt" style:font-weight-complex="bold"/>
    </style:style>
    <style:style style:name="P20" style:family="paragraph" style:parent-style-name="Table_20_Contents">
      <style:text-properties style:font-name="Cantarell" fo:font-size="10pt" style:font-size-asian="10pt" style:font-size-complex="10pt"/>
    </style:style>
    <style:style style:name="P21" style:family="paragraph" style:parent-style-name="Table_20_Contents" style:list-style-name="L1">
      <style:text-properties style:font-name="Cantarell" fo:font-size="12pt" officeooo:rsid="001bd57a" officeooo:paragraph-rsid="001bd57a" style:font-size-asian="12pt" style:font-size-complex="12pt"/>
    </style:style>
    <style:style style:name="P22" style:family="paragraph" style:parent-style-name="Table_20_Contents" style:list-style-name="L1">
      <style:text-properties style:font-name="Cantarell" fo:font-size="12pt" officeooo:rsid="001bd57a" officeooo:paragraph-rsid="0026e11c" style:font-size-asian="12pt" style:font-size-complex="12pt"/>
    </style:style>
    <style:style style:name="P23" style:family="paragraph" style:parent-style-name="Table_20_Contents" style:list-style-name="L1">
      <style:text-properties style:font-name="Cantarell" fo:font-size="12pt" officeooo:rsid="000500cc" officeooo:paragraph-rsid="000500cc" style:font-size-asian="12pt" style:font-size-complex="12pt"/>
    </style:style>
    <style:style style:name="P24" style:family="paragraph" style:parent-style-name="Table_20_Contents" style:list-style-name="L1">
      <style:text-properties style:font-name="Cantarell" fo:font-size="12pt" officeooo:rsid="000500cc" officeooo:paragraph-rsid="0026e11c" style:font-size-asian="12pt" style:font-size-complex="12pt"/>
    </style:style>
    <style:style style:name="P25" style:family="paragraph" style:parent-style-name="Table_20_Contents" style:list-style-name="L2">
      <style:text-properties style:font-name="Cantarell" fo:font-size="12pt" officeooo:rsid="000500cc" officeooo:paragraph-rsid="000500cc" style:font-size-asian="12pt" style:font-size-complex="12pt"/>
    </style:style>
    <style:style style:name="P26" style:family="paragraph" style:parent-style-name="Table_20_Contents" style:list-style-name="L4">
      <style:text-properties style:font-name="Cantarell" fo:font-size="12pt" officeooo:rsid="000500cc" officeooo:paragraph-rsid="000500cc" style:font-size-asian="12pt" style:font-size-complex="12pt"/>
    </style:style>
    <style:style style:name="P27" style:family="paragraph" style:parent-style-name="Table_20_Contents">
      <style:text-properties style:font-name="Cantarell" fo:font-size="12pt" officeooo:rsid="000500cc" officeooo:paragraph-rsid="000500cc" style:font-size-asian="12pt" style:font-size-complex="12pt"/>
    </style:style>
    <style:style style:name="P28" style:family="paragraph" style:parent-style-name="Table_20_Contents" style:list-style-name="L6">
      <style:text-properties style:font-name="Cantarell" fo:font-size="12pt" officeooo:rsid="000500cc" officeooo:paragraph-rsid="0026e11c" style:font-size-asian="12pt" style:font-size-complex="12pt"/>
    </style:style>
    <style:style style:name="P29" style:family="paragraph" style:parent-style-name="Table_20_Contents" style:list-style-name="L8">
      <style:text-properties style:font-name="Cantarell" fo:font-size="12pt" officeooo:rsid="000500cc" officeooo:paragraph-rsid="0026e11c" style:font-size-asian="12pt" style:font-size-complex="12pt"/>
    </style:style>
    <style:style style:name="P30" style:family="paragraph" style:parent-style-name="Table_20_Contents" style:list-style-name="L3">
      <style:text-properties style:font-name="Cantarell" fo:font-size="12pt" officeooo:rsid="000556ca" officeooo:paragraph-rsid="000556ca" style:font-size-asian="12pt" style:font-size-complex="12pt"/>
    </style:style>
    <style:style style:name="P31" style:family="paragraph" style:parent-style-name="Table_20_Contents" style:list-style-name="L7">
      <style:text-properties style:font-name="Cantarell" fo:font-size="12pt" officeooo:rsid="000556ca" officeooo:paragraph-rsid="0026e11c" style:font-size-asian="12pt" style:font-size-complex="12pt"/>
    </style:style>
    <style:style style:name="P32" style:family="paragraph" style:parent-style-name="Table_20_Contents">
      <style:text-properties style:font-name="Cantarell" fo:font-size="12pt" fo:font-weight="bold" officeooo:rsid="000500cc" officeooo:paragraph-rsid="0026e11c" style:font-size-asian="12pt" style:font-weight-asian="bold" style:font-size-complex="12pt" style:font-weight-complex="bold"/>
    </style:style>
    <style:style style:name="P33" style:family="paragraph" style:parent-style-name="Table_20_Contents">
      <style:text-properties style:font-name="Cantarell" fo:font-size="12pt" fo:font-weight="bold" officeooo:rsid="000556ca" officeooo:paragraph-rsid="0026e11c" style:font-size-asian="12pt" style:font-weight-asian="bold" style:font-size-complex="12pt" style:font-weight-complex="bold"/>
    </style:style>
    <style:style style:name="P34" style:family="paragraph" style:parent-style-name="Table_20_Contents" style:list-style-name="L5">
      <style:text-properties style:font-name="Cantarell" fo:font-size="10pt" fo:font-weight="normal" officeooo:rsid="000556ca" officeooo:paragraph-rsid="000556ca" style:font-size-asian="8.75pt" style:font-weight-asian="normal" style:font-size-complex="10pt" style:font-weight-complex="normal"/>
    </style:style>
    <style:style style:name="P35" style:family="paragraph" style:parent-style-name="Table_20_Contents" style:list-style-name="L5">
      <style:text-properties style:font-name="Cantarell" fo:font-size="10pt" fo:font-weight="normal" officeooo:rsid="0008e4de" officeooo:paragraph-rsid="0008e4de" style:font-size-asian="8.75pt" style:font-weight-asian="normal" style:font-size-complex="10pt" style:font-weight-complex="normal"/>
    </style:style>
    <style:style style:name="P36" style:family="paragraph" style:parent-style-name="Table_20_Contents" style:list-style-name="L5">
      <style:text-properties style:font-name="Cantarell" fo:font-size="10pt" fo:font-weight="normal" officeooo:rsid="0006ecef" officeooo:paragraph-rsid="0006ecef" style:font-size-asian="8.75pt" style:font-weight-asian="normal" style:font-size-complex="10pt" style:font-weight-complex="normal"/>
    </style:style>
    <style:style style:name="P37" style:family="paragraph" style:parent-style-name="Table_20_Contents" style:list-style-name="L5">
      <style:text-properties style:font-name="Cantarell" fo:font-size="10pt" fo:font-weight="normal" officeooo:rsid="0009fe87" officeooo:paragraph-rsid="0009fe87" style:font-size-asian="8.75pt" style:font-weight-asian="normal" style:font-size-complex="10pt" style:font-weight-complex="normal"/>
    </style:style>
    <style:style style:name="P38" style:family="paragraph" style:parent-style-name="Table_20_Contents" style:list-style-name="L5">
      <style:text-properties style:font-name="Cantarell" fo:font-size="10pt" fo:font-weight="normal" officeooo:rsid="0014ad24" officeooo:paragraph-rsid="0014ad24" style:font-size-asian="8.75pt" style:font-weight-asian="normal" style:font-size-complex="10pt" style:font-weight-complex="normal"/>
    </style:style>
    <style:style style:name="P39" style:family="paragraph" style:parent-style-name="Table_20_Contents">
      <style:paragraph-properties fo:line-height="150%"/>
      <style:text-properties style:font-name="Cantarell" fo:font-size="14pt" fo:font-weight="bold" officeooo:rsid="000556ca" officeooo:paragraph-rsid="000556ca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line-height="150%"/>
      <style:text-properties style:font-name="Cantarell" fo:font-size="14pt" fo:font-weight="bold" officeooo:rsid="000500cc" officeooo:paragraph-rsid="000500cc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line-height="150%"/>
      <style:text-properties style:font-name="Cantarell" fo:font-size="14pt" fo:font-weight="bold" officeooo:rsid="000500cc" officeooo:paragraph-rsid="002598ca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50%"/>
      <style:text-properties style:font-name="Cantarell" fo:font-size="14pt" fo:font-weight="bold" officeooo:rsid="0026e11c" officeooo:paragraph-rsid="0026e11c" style:font-size-asian="14pt" style:font-weight-asian="bold" style:font-size-complex="14pt" style:font-weight-complex="bold"/>
    </style:style>
    <style:style style:name="P43" style:family="paragraph">
      <style:paragraph-properties fo:text-align="center"/>
    </style:style>
    <style:style style:name="T1" style:family="text">
      <style:text-properties officeooo:rsid="0005e8c0"/>
    </style:style>
    <style:style style:name="T2" style:family="text">
      <style:text-properties officeooo:rsid="0008e4de"/>
    </style:style>
    <style:style style:name="T3" style:family="text">
      <style:text-properties officeooo:rsid="0009fe87"/>
    </style:style>
    <style:style style:name="T4" style:family="text">
      <style:text-properties officeooo:rsid="0013bf68"/>
    </style:style>
    <style:style style:name="T5" style:family="text">
      <style:text-properties officeooo:rsid="00167e27"/>
    </style:style>
    <style:style style:name="T6" style:family="text">
      <style:text-properties officeooo:rsid="002598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irk Easterson</text:p>
      <text:p text:style-name="P3">kirk.easterson@gmail.com</text:p>
      <text:p text:style-name="P3"><draw:line text:anchor-type="paragraph" draw:z-index="0" draw:name="Shape1" draw:style-name="gr1" draw:text-style-name="P43" svg:x1="-0.0311in" svg:y1="0.3043in" svg:x2="7.5106in" svg:y2="0.3043in"><text:p/></draw:line>kirkeasterson.com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EDUCATION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Stony Brook University </text:p>
                </table:table-cell>
              </table:table-row>
            </table:table>
            <text:list xml:id="list2840528836" text:style-name="L1">
              <text:list-item>
                <text:p text:style-name="P21">Graduate Student</text:p>
              </text:list-item>
              <text:list-item>
                <text:p text:style-name="P23">Computer Science</text:p>
              </text:list-item>
            </text:list>
            <text:list xml:id="list1713628945" text:style-name="L2">
              <text:list-item>
                <text:p text:style-name="P25">Applied Mathematics &amp; Statistics</text:p>
              </text:list-item>
            </text:list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5">Massachusetts's Institute of Te<text:span text:style-name="T1">c</text:span>hnology</text:p>
                </table:table-cell>
              </table:table-row>
            </table:table>
            <text:list xml:id="list2861953297" text:style-name="L3">
              <text:list-item>
                <text:p text:style-name="P30">Big Data &amp; Social Analytics certificate course</text:p>
              </text:list-item>
            </text:list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SUNY Fredonia</text:p>
                </table:table-cell>
              </table:table-row>
            </table:table>
            <text:list xml:id="list184258605" text:style-name="L4">
              <text:list-item>
                <text:p text:style-name="P26">School of Music</text:p>
              </text:list-item>
            </text:list>
            <text:p text:style-name="P27"/>
            <text:p text:style-name="P42">SKILLS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32">Stony Brook University </text:p>
                </table:table-cell>
              </table:table-row>
            </table:table>
            <text:list xml:id="list203421337314974" text:continue-list="list2840528836" text:style-name="L1">
              <text:list-item>
                <text:p text:style-name="P22">Graduate Student</text:p>
              </text:list-item>
              <text:list-item>
                <text:p text:style-name="P24">Computer Science</text:p>
              </text:list-item>
            </text:list>
            <text:list xml:id="list3829263787" text:style-name="L6">
              <text:list-item>
                <text:p text:style-name="P28">Applied Mathematics &amp; Statistics</text:p>
              </text:list-item>
            </text:list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3">Massachusetts's Institute of Te<text:span text:style-name="T1">c</text:span>hnology</text:p>
                </table:table-cell>
              </table:table-row>
            </table:table>
            <text:list xml:id="list202387373" text:style-name="L7">
              <text:list-item>
                <text:p text:style-name="P31">Big Data &amp; Social Analytics certificate course</text:p>
              </text:list-item>
            </text:list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32">SUNY Fredonia</text:p>
                </table:table-cell>
              </table:table-row>
            </table:table>
            <text:list xml:id="list608637466" text:style-name="L8">
              <text:list-item>
                <text:p text:style-name="P29">School of Music</text:p>
              </text:list-item>
            </text:list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9">EXPERIENCE</text:p>
            <text:p text:style-name="P6">Fire Rescue Systems</text:p>
            <text:p text:style-name="P9">Fire rescue and emergency dispatch software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4">Software Engineer Intern</text:p>
                </table:table-cell>
                <table:table-cell table:style-name="Table2.A1" office:value-type="string">
                  <text:p text:style-name="P15">May – Aug 2017</text:p>
                </table:table-cell>
              </table:table-row>
            </table:table>
            <text:list xml:id="list416945184" text:style-name="L5">
              <text:list-item>
                <text:p text:style-name="P34"><text:span text:style-name="T2">Reformatted and wrote</text:span> documentation <text:span text:style-name="T2">for C++ and Java</text:span></text:p>
              </text:list-item>
              <text:list-item>
                <text:p text:style-name="P35">Cleaned and analyzed large datasets to allow for more efficient data storage</text:p>
              </text:list-item>
            </text:list>
            <text:p text:style-name="P10"/>
            <text:p text:style-name="P7">The Paramount</text:p>
            <text:p text:style-name="P11">Premier live entertainment venue on Long Island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Stage Manager/Stagehand</text:p>
                </table:table-cell>
                <table:table-cell table:style-name="Table3.A1" office:value-type="string">
                  <text:p text:style-name="P16">May <text:span text:style-name="T1">2015</text:span>– <text:span text:style-name="T1">Present</text:span></text:p>
                </table:table-cell>
              </table:table-row>
            </table:table>
            <text:list xml:id="list203422439685949" text:continue-numbering="true" text:style-name="L5">
              <text:list-item>
                <text:p text:style-name="P36">Designed and installed communications <text:span text:style-name="T2">system for the crew</text:span></text:p>
              </text:list-item>
              <text:list-item>
                <text:p text:style-name="P37">Managed over 100 acts to ensure a smooth show</text:p>
              </text:list-item>
              <text:list-item>
                <text:p text:style-name="P37">Have worked for artists such as Fergie, Rod Stewart, Weird Al, Judas Priest, and ZZ Top</text:p>
              </text:list-item>
            </text:list>
            <text:p text:style-name="P12"/>
            <text:p text:style-name="P8">The <text:span text:style-name="T3">Town Pants</text:span></text:p>
            <text:p text:style-name="P13">Vancouver, BC based Celtic-folk band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9">Musician</text:p>
                </table:table-cell>
                <table:table-cell table:style-name="Table7.A1" office:value-type="string">
                  <text:p text:style-name="P17">May <text:span text:style-name="T1">2014</text:span>– <text:span text:style-name="T4">May 2017</text:span></text:p>
                </table:table-cell>
              </table:table-row>
            </table:table>
            <text:list xml:id="list203421757985521" text:continue-numbering="true" text:style-name="L5">
              <text:list-item>
                <text:p text:style-name="P38">Performed in places such as NYC, Maui, LA, Vancouver, Ontario, Dallas, and Nova Scotia</text:p>
              </text:list-item>
              <text:list-item>
                <text:p text:style-name="P38">Performed with artists such as Zac Brown, <text:span text:style-name="T5">Cory Henry, and George Millar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22:06:44.030138379</meta:creation-date>
    <dc:date>2018-07-07T20:34:20.833978763</dc:date>
    <meta:editing-duration>PT3H24M6S</meta:editing-duration>
    <meta:editing-cycles>25</meta:editing-cycles>
    <meta:generator>LibreOffice/6.0.5.2$Linux_X86_64 LibreOffice_project/00m0$Build-2</meta:generator>
    <meta:document-statistic meta:table-count="10" meta:image-count="0" meta:object-count="0" meta:page-count="1" meta:paragraph-count="41" meta:word-count="199" meta:character-count="1247" meta:non-whitespace-character-count="1103"/>
  </office:meta>
</office:document-meta>
</file>